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022cm" svg:height="7.611cm" svg:x="8.059cm" svg:y="6.73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11.855cm" svg:height="7.63cm" svg:x="8.143cm" svg:y="6.31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1.994cm" svg:height="7.566cm" svg:x="8.073cm" svg:y="6.75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3:33:37.002472209</meta:creation-date>
    <dc:date>2017-02-20T16:58:33.998673769</dc:date>
    <meta:editing-duration>PT3H4M45S</meta:editing-duration>
    <meta:editing-cycles>4</meta:editing-cycles>
    <meta:generator>LibreOffice/5.1.4.2$Linux_X86_64 LibreOffice_project/10m0$Build-2</meta:generator>
    <meta:document-statistic meta:object-count="3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error-category="cell-rang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maximum="5" chart:interval-major="1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2">
      <style:chart-properties chart:link-data-style-to-source="true" chart:error-category="cell-range" chart:error-upper-range="local-table.$B$2:.$B$2" chart:error-lower-range="local-table.$B$2:.$B$2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2" chart:error-lower-range="local-table.$D$2:.$D$2" loext:std-weight="1"/>
      <style:graphic-properties draw:stroke="solid" svg:stroke-width="0.026cm" svg:stroke-color="#595959" svg:stroke-opacity="100%" draw:stroke-linejoin="round"/>
    </style:style>
    <style:style style:name="ch10" style:family="chart" style:data-style-name="N2">
      <style:chart-properties chart:link-data-style-to-source="true" chart:error-category="cell-range" chart:error-upper-range="local-table.$B$2:.$B$2" chart:error-lower-range="local-table.$B$2:.$B$2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F$2:.$F$2" chart:error-lower-range="local-table.$G$2:.$G$2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023cm" svg:height="7.612cm" xlink:href="." xlink:type="simple" chart:class="chart:bar" chart:style-name="ch1">
        <chart:title svg:x="3.62cm" svg:y="0.288cm" chart:style-name="ch2">
          <text:p>Take into account other</text:p>
        </chart:title>
        <chart:legend chart:legend-position="end" svg:x="9.884cm" svg:y="3.337cm" style:legend-expansion="high" chart:style-name="ch3"/>
        <chart:plot-area chart:style-name="ch4" chart:data-source-has-labels="both" svg:x="0.24cm" svg:y="1.239cm" svg:width="9.404cm" svg:height="6.221cm">
          <chartooo:coordinate-region svg:x="0.897cm" svg:y="1.399cm" svg:width="8.747cm" svg:height="5.902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error-indicator chart:style-name="ch9" chart:dimension="y"/>
            <chart:data-point/>
          </chart:series>
          <chart:series chart:style-name="ch10" chart:values-cell-range-address="local-table.$E$2:.$E$2" chart:label-cell-address="local-table.$E$1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ubmissiv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25">
                <text:p>3.25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3.875">
                <text:p>3.875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1.35620268186054">
                <text:p>1.35620268186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error-category="cell-rang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display-label="true" chart:tick-marks-major-inner="false" chart:tick-marks-major-outer="false" chart:logarithmic="false" chart:maximum="5" chart:interval-major="1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2">
      <style:chart-properties chart:link-data-style-to-source="true" chart:error-category="cell-range" chart:error-upper-range="local-table.$B$2:.$B$2" chart:error-lower-range="local-table.$B$2:.$B$2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2" chart:error-lower-range="local-table.$D$2:.$D$2" loext:std-weight="1"/>
      <style:graphic-properties draw:stroke="solid" svg:stroke-width="0.026cm" svg:stroke-color="#595959" svg:stroke-opacity="100%" draw:stroke-linejoin="round"/>
    </style:style>
    <style:style style:name="ch10" style:family="chart" style:data-style-name="N2">
      <style:chart-properties chart:link-data-style-to-source="true" chart:error-category="cell-range" chart:error-upper-range="local-table.$B$2:.$B$2" chart:error-lower-range="local-table.$B$2:.$B$2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F$2:.$F$2" chart:error-lower-range="local-table.$G$2:.$G$2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995cm" svg:height="7.567cm" xlink:href="." xlink:type="simple" chart:class="chart:bar" chart:style-name="ch1">
        <chart:title svg:x="3.87cm" svg:y="0.287cm" chart:style-name="ch2">
          <text:p>Lead of the dialogue</text:p>
        </chart:title>
        <chart:legend chart:legend-position="end" svg:x="9.777cm" svg:y="3.314cm" style:legend-expansion="high" chart:style-name="ch3"/>
        <chart:plot-area chart:style-name="ch4" chart:data-source-has-labels="both" svg:x="0.239cm" svg:y="1.237cm" svg:width="9.299cm" svg:height="6.179cm">
          <chartooo:coordinate-region svg:x="0.896cm" svg:y="1.397cm" svg:width="8.642cm" svg:height="5.86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error-indicator chart:style-name="ch9" chart:dimension="y"/>
            <chart:data-point/>
          </chart:series>
          <chart:series chart:style-name="ch10" chart:values-cell-range-address="local-table.$E$2:.$E$2" chart:label-cell-address="local-table.$E$1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ubmissive 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875">
                <text:p>3.875</text:p>
              </table:table-cell>
              <table:table-cell office:value-type="float" office:value="0.991031208965115">
                <text:p>0.991031208965115</text:p>
              </table:table-cell>
              <table:table-cell office:value-type="float" office:value="0.991031208965115">
                <text:p>0.991031208965115</text:p>
              </table:table-cell>
              <table:table-cell office:value-type="float" office:value="2.625">
                <text:p>2.625</text:p>
              </table:table-cell>
              <table:table-cell office:value-type="float" office:value="1.18773493916542">
                <text:p>1.18773493916542</text:p>
              </table:table-cell>
              <table:table-cell office:value-type="float" office:value="1.18773493916542">
                <text:p>1.18773493916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error-category="cell-rang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display-label="true" chart:tick-marks-major-inner="false" chart:tick-marks-major-outer="false" chart:logarithmic="false" chart:maximum="5" chart:interval-major="1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2">
      <style:chart-properties chart:link-data-style-to-source="true" chart:error-category="cell-range" chart:error-upper-range="local-table.$B$2:.$B$2" chart:error-lower-range="local-table.$B$2:.$B$2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2" chart:error-lower-range="local-table.$D$2:.$D$2" loext:std-weight="1"/>
      <style:graphic-properties draw:stroke="solid" svg:stroke-width="0.026cm" svg:stroke-color="#595959" svg:stroke-opacity="100%" draw:stroke-linejoin="round"/>
    </style:style>
    <style:style style:name="ch10" style:family="chart" style:data-style-name="N2">
      <style:chart-properties chart:link-data-style-to-source="true" chart:error-category="cell-range" chart:error-upper-range="local-table.$B$2:.$B$2" chart:error-lower-range="local-table.$B$2:.$B$2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F$2:.$F$2" chart:error-lower-range="local-table.$G$2:.$G$2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856cm" svg:height="7.631cm" xlink:href="." xlink:type="simple" chart:class="chart:bar" chart:style-name="ch1">
        <chart:title svg:x="4.622cm" svg:y="0.288cm" chart:style-name="ch2">
          <text:p>Concessions</text:p>
        </chart:title>
        <chart:legend chart:legend-position="end" svg:x="9.717cm" svg:y="3.346cm" style:legend-expansion="high" chart:style-name="ch3"/>
        <chart:plot-area chart:style-name="ch4" chart:data-source-has-labels="both" svg:x="0.237cm" svg:y="1.239cm" svg:width="9.243cm" svg:height="6.24cm">
          <chartooo:coordinate-region svg:x="0.894cm" svg:y="1.399cm" svg:width="8.586cm" svg:height="5.921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error-indicator chart:style-name="ch9" chart:dimension="y"/>
            <chart:data-point/>
          </chart:series>
          <chart:series chart:style-name="ch10" chart:values-cell-range-address="local-table.$E$2:.$E$2" chart:label-cell-address="local-table.$E$1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ubmissiv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.15470053837925">
                <text:p>1.15470053837925</text:p>
              </table:table-cell>
              <table:table-cell office:value-type="float" office:value="1.15470053837925">
                <text:p>1.15470053837925</text:p>
              </table:table-cell>
              <table:table-cell office:value-type="float" office:value="3.4">
                <text:p>3.4</text:p>
              </table:table-cell>
              <table:table-cell office:value-type="float" office:value="0.699205898780102">
                <text:p>0.699205898780102</text:p>
              </table:table-cell>
              <table:table-cell office:value-type="float" office:value="0.699205898780102">
                <text:p>0.6992058987801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